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6.82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Recipient/Sende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Currency</text:p>
          </table:table-cell>
          <table:table-cell office:value-type="string" table:style-name="ce1">
            <text:p>Conversion</text:p>
          </table:table-cell>
          <table:table-cell office:value-type="string" table:style-name="ce1">
            <text:p>CAD</text:p>
          </table:table-cell>
          <table:table-cell office:value-type="string" table:style-name="ce1">
            <text:p>Comments</text:p>
          </table:table-cell>
          <table:table-cell table:number-columns-repeated="16376"/>
        </table:table-row>
        <table:table-row table:style-name="ro1">
          <table:table-cell office:value-type="float" office:value="20170619" table:style-name="ce1">
            <text:p>20170619</text:p>
          </table:table-cell>
          <table:table-cell office:value-type="string" table:style-name="ce1">
            <text:p>Private</text:p>
          </table:table-cell>
          <table:table-cell office:value-type="string" table:style-name="ce1">
            <text:p>Donation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CAD</text:p>
          </table:table-cell>
          <table:table-cell office:value-type="float" office:value="1" table:style-name="ce1">
            <text:p>1</text:p>
          </table:table-cell>
          <table:table-cell office:value-type="float" office:value="500" table:formula="of:=[.D2]*[.F2]" table:style-name="ce1">
            <text:p>500</text:p>
          </table:table-cell>
          <table:table-cell office:value-type="string" table:style-name="ce1">
            <text:p>from JPE</text:p>
          </table:table-cell>
          <table:table-cell table:number-columns-repeated="16376"/>
        </table:table-row>
        <table:table-row table:style-name="ro1">
          <table:table-cell office:value-type="float" office:value="20170622" table:style-name="ce1">
            <text:p>20170622</text:p>
          </table:table-cell>
          <table:table-cell office:value-type="string" table:style-name="ce1">
            <text:p>UBC Faculty of Applied Science</text:p>
          </table:table-cell>
          <table:table-cell office:value-type="string" table:style-name="ce1">
            <text:p>Sponsorship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CAD</text:p>
          </table:table-cell>
          <table:table-cell office:value-type="float" office:value="1" table:style-name="ce1">
            <text:p>1</text:p>
          </table:table-cell>
          <table:table-cell office:value-type="float" office:value="3000" table:formula="of:=[.D3]*[.F3]" table:style-name="ce1">
            <text:p>3000</text:p>
          </table:table-cell>
          <table:table-cell table:number-columns-repeated="16377" table:style-name="ce1"/>
        </table:table-row>
        <table:table-row table:style-name="ro1">
          <table:table-cell office:value-type="float" office:value="20170621" table:style-name="ce1">
            <text:p>20170621</text:p>
          </table:table-cell>
          <table:table-cell office:value-type="string" table:style-name="ce1">
            <text:p>Private</text:p>
          </table:table-cell>
          <table:table-cell office:value-type="string" table:style-name="ce1">
            <text:p>Donatio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USD</text:p>
          </table:table-cell>
          <table:table-cell office:value-type="float" office:value="1.2847299999999999" table:style-name="ce1">
            <text:p>1.28473</text:p>
          </table:table-cell>
          <table:table-cell office:value-type="float" office:value="256.94599999999997" table:formula="of:=[.D4]*[.F4]" table:style-name="ce1">
            <text:p>256.946</text:p>
          </table:table-cell>
          <table:table-cell office:value-type="string" table:style-name="ce1">
            <text:p>from KSO, extra luggage fees</text:p>
          </table:table-cell>
          <table:table-cell table:number-columns-repeated="16376"/>
        </table:table-row>
        <table:table-row table:style-name="ro1">
          <table:table-cell office:value-type="float" office:value="20170620" table:style-name="ce1">
            <text:p>20170620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Raspberry Pi kits and Arduino Starter kit</text:p>
          </table:table-cell>
          <table:table-cell office:value-type="float" office:value="-920.4" table:style-name="ce1">
            <text:p>-920.4</text:p>
          </table:table-cell>
          <table:table-cell office:value-type="string" table:style-name="ce1">
            <text:p>CAD</text:p>
          </table:table-cell>
          <table:table-cell office:value-type="float" office:value="1" table:style-name="ce1">
            <text:p>1</text:p>
          </table:table-cell>
          <table:table-cell office:value-type="float" office:value="-920.4" table:formula="of:=[.D5]*[.F5]" table:style-name="ce1">
            <text:p>-920.4</text:p>
          </table:table-cell>
          <table:table-cell office:value-type="string" table:style-name="ce1">
            <text:p>7 rpi kits, 1 arduino kit</text:p>
          </table:table-cell>
          <table:table-cell table:number-columns-repeated="16376"/>
        </table:table-row>
        <table:table-row table:style-name="ro1">
          <table:table-cell office:value-type="float" office:value="20170613" table:style-name="ce1">
            <text:p>20170613</text:p>
          </table:table-cell>
          <table:table-cell office:value-type="string" table:style-name="ce1">
            <text:p>Digilent</text:p>
          </table:table-cell>
          <table:table-cell office:value-type="string" table:style-name="ce1">
            <text:p>Oscilloscope and accessories</text:p>
          </table:table-cell>
          <table:table-cell office:value-type="float" office:value="-273.93" table:style-name="ce1">
            <text:p>-273.93</text:p>
          </table:table-cell>
          <table:table-cell office:value-type="string" table:style-name="ce1">
            <text:p>USD</text:p>
          </table:table-cell>
          <table:table-cell office:value-type="float" office:value="1.3800605994232102" table:formula="of:=-378.04/[.D6]" table:style-name="ce1">
            <text:p>1.380060599</text:p>
          </table:table-cell>
          <table:table-cell office:value-type="float" office:value="-378.03999999999996" table:formula="of:=[.D6]*[.F6]" table:style-name="ce1">
            <text:p>-378.04</text:p>
          </table:table-cell>
          <table:table-cell office:value-type="string" table:style-name="ce1">
            <text:p>Analog Discovery 2, grabbers, bnc board, bnc probes</text:p>
          </table:table-cell>
          <table:table-cell table:number-columns-repeated="16376"/>
        </table:table-row>
        <table:table-row table:style-name="ro1">
          <table:table-cell office:value-type="float" office:value="20170610" table:style-name="ce1">
            <text:p>20170610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Arduino kits and electornics parts</text:p>
          </table:table-cell>
          <table:table-cell office:value-type="float" office:value="-637.28" table:style-name="ce1">
            <text:p>-637.28</text:p>
          </table:table-cell>
          <table:table-cell office:value-type="string" table:style-name="ce1">
            <text:p>USD</text:p>
          </table:table-cell>
          <table:table-cell office:value-type="float" office:value="1.3872709013306554" table:formula="of:=-884.08/[.D7]" table:style-name="ce1">
            <text:p>1.387270901</text:p>
          </table:table-cell>
          <table:table-cell office:value-type="float" office:value="-884.08" table:formula="of:=[.D7]*[.F7]" table:style-name="ce1">
            <text:p>-884.08</text:p>
          </table:table-cell>
          <table:table-cell office:value-type="string" table:style-name="ce1">
            <text:p>10x mock arduino kits, plus other parts and tools</text:p>
          </table:table-cell>
          <table:table-cell table:number-columns-repeated="16376"/>
        </table:table-row>
        <table:table-row table:style-name="ro1">
          <table:table-cell office:value-type="float" office:value="20170710" table:style-name="ce1">
            <text:p>20170710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US to EU Adaptors x12</text:p>
          </table:table-cell>
          <table:table-cell office:value-type="float" office:value="-17.98" table:style-name="ce1">
            <text:p>-17.98</text:p>
          </table:table-cell>
          <table:table-cell office:value-type="string" table:style-name="ce1">
            <text:p>CAD</text:p>
          </table:table-cell>
          <table:table-cell office:value-type="float" office:value="1" table:style-name="ce1">
            <text:p>1</text:p>
          </table:table-cell>
          <table:table-cell office:value-type="float" office:value="-17.98" table:formula="of:=[.D8]*[.F8]" table:style-name="ce1">
            <text:p>-17.98</text:p>
          </table:table-cell>
          <table:table-cell office:value-type="string" table:style-name="ce1">
            <text:p>For Rpi power supplies</text:p>
          </table:table-cell>
          <table:table-cell table:number-columns-repeated="16376"/>
        </table:table-row>
        <table:table-row table:style-name="ro1">
          <table:table-cell office:value-type="float" office:value="20170731" table:style-name="ce1">
            <text:p>20170731</text:p>
          </table:table-cell>
          <table:table-cell office:value-type="string" table:style-name="ce1">
            <text:p>Air Canada</text:p>
          </table:table-cell>
          <table:table-cell office:value-type="string" table:style-name="ce1">
            <text:p>Extra Baggage</text:p>
          </table:table-cell>
          <table:table-cell office:value-type="float" office:value="-200" table:style-name="ce1">
            <text:p>-200</text:p>
          </table:table-cell>
          <table:table-cell office:value-type="string" table:style-name="ce1">
            <text:p>USD</text:p>
          </table:table-cell>
          <table:table-cell office:value-type="float" office:value="1.2847299999999999" table:style-name="ce1">
            <text:p>1.28473</text:p>
          </table:table-cell>
          <table:table-cell office:value-type="float" office:value="-256.94599999999997" table:formula="of:=[.D9]*[.F9]" table:style-name="ce1">
            <text:p>-256.946</text:p>
          </table:table-cell>
          <table:table-cell table:number-columns-repeated="16377" table:style-name="ce1"/>
        </table:table-row>
        <table:table-row table:style-name="ro1">
          <table:table-cell office:value-type="float" office:value="20170830" table:style-name="ce1">
            <text:p>20170830</text:p>
          </table:table-cell>
          <table:table-cell table:style-name="ce1"/>
          <table:table-cell office:value-type="string" table:style-name="ce1">
            <text:p>Solar Panel 3V 2x</text:p>
          </table:table-cell>
          <table:table-cell office:value-type="float" office:value="-200" table:style-name="ce1">
            <text:p>-20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2.5641025641025639" table:formula="of:=[.D10]*[.F10]" table:style-name="ce1">
            <text:p>-2.564102564</text:p>
          </table:table-cell>
          <table:table-cell office:value-type="string" table:style-name="ce1">
            <text:p>Nepali store</text:p>
          </table:table-cell>
          <table:table-cell table:number-columns-repeated="16376"/>
        </table:table-row>
        <table:table-row table:style-name="ro1">
          <table:table-cell office:value-type="float" office:value="20170830" table:style-name="ce1">
            <text:p>20170830</text:p>
          </table:table-cell>
          <table:table-cell office:value-type="string" table:style-name="ce1">
            <text:p>Bhat Bhatini</text:p>
          </table:table-cell>
          <table:table-cell office:value-type="string" table:style-name="ce1">
            <text:p>Plastic organizing containers</text:p>
          </table:table-cell>
          <table:table-cell office:value-type="float" office:value="-1470" table:style-name="ce1">
            <text:p>-147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18.846153846153847" table:formula="of:=[.D11]*[.F11]" table:style-name="ce1">
            <text:p>-18.84615385</text:p>
          </table:table-cell>
          <table:table-cell office:value-type="string" table:style-name="ce1">
            <text:p>for holding electronic components</text:p>
          </table:table-cell>
          <table:table-cell table:number-columns-repeated="16376"/>
        </table:table-row>
        <table:table-row table:style-name="ro1">
          <table:table-cell office:value-type="float" office:value="20170830" table:style-name="ce1">
            <text:p>20170830</text:p>
          </table:table-cell>
          <table:table-cell office:value-type="string" table:style-name="ce1">
            <text:p>Computer Solution</text:p>
          </table:table-cell>
          <table:table-cell office:value-type="string" table:style-name="ce1">
            <text:p>Wireless Router</text:p>
          </table:table-cell>
          <table:table-cell office:value-type="float" office:value="-2200" table:style-name="ce1">
            <text:p>-220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28.205128205128204" table:formula="of:=[.D12]*[.F12]" table:style-name="ce1">
            <text:p>-28.20512821</text:p>
          </table:table-cell>
          <table:table-cell office:value-type="string" table:style-name="ce1">
            <text:p>for PiNet</text:p>
          </table:table-cell>
          <table:table-cell table:number-columns-repeated="16376"/>
        </table:table-row>
        <table:table-row table:style-name="ro1">
          <table:table-cell office:value-type="float" office:value="20170831" table:style-name="ce1">
            <text:p>20170831</text:p>
          </table:table-cell>
          <table:table-cell table:style-name="ce1"/>
          <table:table-cell office:value-type="string" table:style-name="ce1">
            <text:p>Folders x50</text:p>
          </table:table-cell>
          <table:table-cell office:value-type="float" office:value="-1750" table:style-name="ce1">
            <text:p>-175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22.435897435897434" table:formula="of:=[.D13]*[.F13]" table:style-name="ce1">
            <text:p>-22.43589744</text:p>
          </table:table-cell>
          <table:table-cell office:value-type="string" table:style-name="ce1">
            <text:p>for club members to organize their handouts</text:p>
          </table:table-cell>
          <table:table-cell table:number-columns-repeated="16376"/>
        </table:table-row>
        <table:table-row table:style-name="ro1">
          <table:table-cell office:value-type="float" office:value="20170818" table:style-name="ce1">
            <text:p>20170818</text:p>
          </table:table-cell>
          <table:table-cell office:value-type="string" table:style-name="ce1">
            <text:p>Himalayan Solution</text:p>
          </table:table-cell>
          <table:table-cell office:value-type="string" table:style-name="ce1">
            <text:p>555 timers x11</text:p>
          </table:table-cell>
          <table:table-cell office:value-type="float" office:value="-110" table:style-name="ce1">
            <text:p>-11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1.4102564102564101" table:formula="of:=[.D14]*[.F14]" table:style-name="ce1">
            <text:p>-1.41025641</text:p>
          </table:table-cell>
          <table:table-cell table:number-columns-repeated="16377" table:style-name="ce1"/>
        </table:table-row>
        <table:table-row table:style-name="ro1">
          <table:table-cell office:value-type="float" office:value="20170916" table:style-name="ce1">
            <text:p>20170916</text:p>
          </table:table-cell>
          <table:table-cell table:style-name="ce1"/>
          <table:table-cell office:value-type="string" table:style-name="ce1">
            <text:p>Folders x10</text:p>
          </table:table-cell>
          <table:table-cell office:value-type="float" office:value="-350" table:style-name="ce1">
            <text:p>-35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4.4871794871794872" table:formula="of:=[.D15]*[.F15]" table:style-name="ce1">
            <text:p>-4.487179487</text:p>
          </table:table-cell>
          <table:table-cell office:value-type="string" table:style-name="ce1">
            <text:p>for club members to organize their handouts</text:p>
          </table:table-cell>
          <table:table-cell table:number-columns-repeated="16376"/>
        </table:table-row>
        <table:table-row table:style-name="ro1">
          <table:table-cell office:value-type="float" office:value="20170917" table:style-name="ce1">
            <text:p>20170917</text:p>
          </table:table-cell>
          <table:table-cell office:value-type="string" table:style-name="ce1">
            <text:p>Bangemudha</text:p>
          </table:table-cell>
          <table:table-cell office:value-type="string" table:style-name="ce1">
            <text:p>10x soldering stations and 60x simple LED perf-board circuits.</text:p>
          </table:table-cell>
          <table:table-cell office:value-type="float" office:value="-10595" table:formula="of:=-1900-120-5600-2975" table:style-name="ce1">
            <text:p>-10595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135.83333333333334" table:formula="of:=[.D16]*[.F16]" table:style-name="ce1">
            <text:p>-135.8333333</text:p>
          </table:table-cell>
          <table:table-cell office:value-type="string" table:style-name="ce1">
            <text:p>Various shops</text:p>
          </table:table-cell>
          <table:table-cell table:number-columns-repeated="16376"/>
        </table:table-row>
        <table:table-row table:style-name="ro1">
          <table:table-cell office:value-type="float" office:value="20170922" table:style-name="ce1">
            <text:p>20170922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Raspberry Pi kits x4</text:p>
          </table:table-cell>
          <table:table-cell office:value-type="float" office:value="-415.32" table:style-name="ce1">
            <text:p>-415.32</text:p>
          </table:table-cell>
          <table:table-cell office:value-type="string" table:style-name="ce1">
            <text:p>CAD</text:p>
          </table:table-cell>
          <table:table-cell office:value-type="float" office:value="1" table:style-name="ce1">
            <text:p>1</text:p>
          </table:table-cell>
          <table:table-cell office:value-type="float" office:value="-415.32" table:formula="of:=[.D17]*[.F17]" table:style-name="ce1">
            <text:p>-415.32</text:p>
          </table:table-cell>
          <table:table-cell table:number-columns-repeated="16377" table:style-name="ce1"/>
        </table:table-row>
        <table:table-row table:style-name="ro1">
          <table:table-cell office:value-type="float" office:value="20170922" table:style-name="ce1">
            <text:p>20170922</text:p>
          </table:table-cell>
          <table:table-cell office:value-type="string" table:style-name="ce1">
            <text:p>Private</text:p>
          </table:table-cell>
          <table:table-cell office:value-type="string" table:style-name="ce1">
            <text:p>Donatio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CAD</text:p>
          </table:table-cell>
          <table:table-cell office:value-type="float" office:value="1" table:style-name="ce1">
            <text:p>1</text:p>
          </table:table-cell>
          <table:table-cell office:value-type="float" office:value="350" table:formula="of:=[.D18]*[.F18]" table:style-name="ce1">
            <text:p>350</text:p>
          </table:table-cell>
          <table:table-cell office:value-type="string" table:style-name="ce1">
            <text:p>from RSI, for RPis</text:p>
          </table:table-cell>
          <table:table-cell table:number-columns-repeated="16376"/>
        </table:table-row>
        <table:table-row table:style-name="ro1">
          <table:table-cell office:value-type="float" office:value="20170922" table:style-name="ce1">
            <text:p>20170922</text:p>
          </table:table-cell>
          <table:table-cell table:style-name="ce1"/>
          <table:table-cell office:value-type="string" table:style-name="ce1">
            <text:p>Printing Stickers</text:p>
          </table:table-cell>
          <table:table-cell office:value-type="float" office:value="-540" table:style-name="ce1">
            <text:p>-54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6.9230769230769225" table:formula="of:=[.D19]*[.F19]" table:style-name="ce1">
            <text:p>-6.923076923</text:p>
          </table:table-cell>
          <table:table-cell table:number-columns-repeated="16377" table:style-name="ce1"/>
        </table:table-row>
        <table:table-row table:style-name="ro1">
          <table:table-cell office:value-type="float" office:value="20170927" table:style-name="ce1">
            <text:p>20170927</text:p>
          </table:table-cell>
          <table:table-cell office:value-type="string" table:style-name="ce1">
            <text:p>Bangemudha</text:p>
          </table:table-cell>
          <table:table-cell office:value-type="string" table:style-name="ce1">
            <text:p>tools, soldering activity parts</text:p>
          </table:table-cell>
          <table:table-cell office:value-type="float" office:value="-4795" table:style-name="ce1">
            <text:p>-4795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61.474358974358971" table:formula="of:=[.D20]*[.F20]" table:style-name="ce1">
            <text:p>-61.47435897</text:p>
          </table:table-cell>
          <table:table-cell table:number-columns-repeated="16377" table:style-name="ce1"/>
        </table:table-row>
        <table:table-row table:style-name="ro1">
          <table:table-cell office:value-type="float" office:value="20170925" table:style-name="ce1">
            <text:p>20170925</text:p>
          </table:table-cell>
          <table:table-cell office:value-type="string" table:style-name="ce1">
            <text:p>Computer Solution</text:p>
          </table:table-cell>
          <table:table-cell office:value-type="string" table:style-name="ce1">
            <text:p>24 gbit port network switch</text:p>
          </table:table-cell>
          <table:table-cell office:value-type="float" office:value="-8000" table:style-name="ce1">
            <text:p>-8000</text:p>
          </table:table-cell>
          <table:table-cell office:value-type="string" table:style-name="ce1">
            <text:p>NRS</text:p>
          </table:table-cell>
          <table:table-cell office:value-type="float" office:value="1.282051282051282E-2" table:formula="of:=1/78" table:style-name="ce1">
            <text:p>0.012820513</text:p>
          </table:table-cell>
          <table:table-cell office:value-type="float" office:value="-102.56410256410255" table:formula="of:=[.D21]*[.F21]" table:style-name="ce1">
            <text:p>-102.5641026</text:p>
          </table:table-cell>
          <table:table-cell office:value-type="string" table:style-name="ce1">
            <text:p>for PiNet, 2nd hand Trendnet TEG240WS</text:p>
          </table:table-cell>
          <table:table-cell table:number-columns-repeated="16376"/>
        </table:table-row>
        <table:table-row table:style-name="ro1">
          <table:table-cell office:value-type="float" office:value="20170909" table:style-name="ce1">
            <text:p>20170909</text:p>
          </table:table-cell>
          <table:table-cell office:value-type="string" table:style-name="ce1">
            <text:p>Fiverr</text:p>
          </table:table-cell>
          <table:table-cell office:value-type="string" table:style-name="ce1">
            <text:p>Bossdesigners Logo Design</text:p>
          </table:table-cell>
          <table:table-cell office:value-type="float" office:value="-21" table:style-name="ce1">
            <text:p>-21</text:p>
          </table:table-cell>
          <table:table-cell office:value-type="string" table:style-name="ce1">
            <text:p>USD</text:p>
          </table:table-cell>
          <table:table-cell office:value-type="float" office:value="1.3872709013306554" table:style-name="ce1">
            <text:p>1.387270901</text:p>
          </table:table-cell>
          <table:table-cell office:value-type="float" office:value="-29.132688927943764" table:formula="of:=[.D22]*[.F22]" table:style-name="ce1">
            <text:p>-29.13268893</text:p>
          </table:table-cell>
          <table:table-cell office:value-type="string" table:style-name="ce1">
            <text:p>3x logos with unlimited revsions and banner design</text:p>
          </table:table-cell>
          <table:table-cell table:number-columns-repeated="16376"/>
        </table:table-row>
        <table:table-row table:style-name="ro1">
          <table:table-cell table:number-columns-repeated="6" table:style-name="ce1"/>
          <table:table-cell office:value-type="float" office:value="0" table:formula="of:=[.D23]*[.F23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24]*[.F24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25]*[.F25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26]*[.F26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27]*[.F27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28]*[.F28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29]*[.F29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30]*[.F30]" table:style-name="ce1">
            <text:p>0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float" office:value="0" table:formula="of:=[.D31]*[.F31]" table:style-name="ce1">
            <text:p>0</text:p>
          </table:table-cell>
          <table:table-cell table:number-columns-repeated="16377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arryp</meta:initial-creator>
    <dc:creator>Harryp</dc:creator>
    <meta:creation-date>2017-06-23T15:47:37Z</meta:creation-date>
    <dc:date>2017-10-10T05:05:25Z</dc:date>
  </office:meta>
</office:document-meta>
</file>